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f016" officeooo:paragraph-rsid="000af016"/>
    </style:style>
    <style:style style:name="P2" style:family="paragraph" style:parent-style-name="Table_20_Contents">
      <style:paragraph-properties fo:text-align="center" style:justify-single-word="false"/>
      <style:text-properties officeooo:rsid="000af016" officeooo:paragraph-rsid="000af016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bold" officeooo:rsid="000af016" officeooo:paragraph-rsid="000af016" fo:background-color="#fffff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0000" fo:font-style="italic" officeooo:rsid="000af016" officeooo:paragraph-rsid="000af016" fo:background-color="#ffffff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ff0000" fo:font-style="italic" officeooo:rsid="000af016" officeooo:paragraph-rsid="000bcf9c" fo:background-color="#ffffff" style:font-style-asian="italic" style:font-style-complex="italic"/>
    </style:style>
    <style:style style:name="P7" style:family="paragraph" style:parent-style-name="Standard">
      <style:text-properties officeooo:rsid="000ecdd3" officeooo:paragraph-rsid="000ecdd3"/>
    </style:style>
    <style:style style:name="P8" style:family="paragraph" style:parent-style-name="Standard">
      <style:text-properties fo:font-style="italic" fo:font-weight="bold" officeooo:rsid="000ecdd3" officeooo:paragraph-rsid="000ecdd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normal" fo:font-weight="normal" officeooo:rsid="000ecdd3" officeooo:paragraph-rsid="000ecdd3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paragraph-rsid="000ecdd3"/>
    </style:style>
    <style:style style:name="P11" style:family="paragraph" style:parent-style-name="Text_20_body">
      <style:text-properties officeooo:rsid="000ecdd3" officeooo:paragraph-rsid="000ecdd3"/>
    </style:style>
    <style:style style:name="P12" style:family="paragraph" style:parent-style-name="Table_20_Contents">
      <style:paragraph-properties fo:text-align="center" style:justify-single-word="false"/>
      <style:text-properties officeooo:rsid="00122a48" officeooo:paragraph-rsid="00122a48"/>
    </style:style>
    <style:style style:name="P13" style:family="paragraph" style:parent-style-name="Table_20_Contents">
      <style:paragraph-properties fo:text-align="center" style:justify-single-word="false"/>
      <style:text-properties officeooo:rsid="0012ca00" officeooo:paragraph-rsid="0012ca00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officeooo:rsid="000ecdd3"/>
    </style:style>
    <style:style style:name="T2" style:family="text">
      <style:text-properties officeooo:rsid="0014bf7e"/>
    </style:style>
    <style:style style:name="gr1" style:family="graphic">
      <style:graphic-properties draw:stroke="solid" svg:stroke-color="#000000" draw:marker-end="Extrémités_20_de_20_flèche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line text:anchor-type="paragraph" draw:z-index="0" draw:name="Forme1" draw:style-name="gr1" draw:text-style-name="P14" svg:x1="8.151cm" svg:y1="0.196cm" svg:x2="10.028cm" svg:y2="0.196cm"><text:p/></draw:line> <text:span text:style-name="T1">Répartition des tâches Site E-commerce PHP </text:span></text:p>
      <text:p text:style-name="P11"><text:s/>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">Tâches</text:p>
          </table:table-cell>
          <table:table-cell table:style-name="Tableau1.A1" office:value-type="string">
            <text:p text:style-name="P3">Qui</text:p>
          </table:table-cell>
          <table:table-cell table:style-name="Tableau1.A1" office:value-type="string">
            <text:p text:style-name="P3">Quand</text:p>
          </table:table-cell>
          <table:table-cell table:style-name="Tableau1.D1" office:value-type="string">
            <text:p text:style-name="P3">Fini ou pas ?</text:p>
          </table:table-cell>
        </table:table-row>
        <table:table-row>
          <table:table-cell table:style-name="Tableau1.A2" office:value-type="string">
            <text:p text:style-name="P5">Repot</text:p>
          </table:table-cell>
          <table:table-cell table:style-name="Tableau1.A2" office:value-type="string">
            <text:p text:style-name="P1">Leila</text:p>
          </table:table-cell>
          <table:table-cell table:style-name="Tableau1.A2" office:value-type="string">
            <text:p text:style-name="P2">Jeudi matin</text:p>
          </table:table-cell>
          <table:table-cell table:style-name="Tableau1.D2" office:value-type="string">
            <text:p text:style-name="P2">fait</text:p>
          </table:table-cell>
        </table:table-row>
        <table:table-row>
          <table:table-cell table:style-name="Tableau1.A2" office:value-type="string">
            <text:p text:style-name="P5">Dossier travail + branch</text:p>
          </table:table-cell>
          <table:table-cell table:style-name="Tableau1.A2" office:value-type="string">
            <text:p text:style-name="P1">Leila + Nicolas</text:p>
          </table:table-cell>
          <table:table-cell table:style-name="Tableau1.A2" office:value-type="string">
            <text:p text:style-name="P2">Jeudi matin</text:p>
          </table:table-cell>
          <table:table-cell table:style-name="Tableau1.D2" office:value-type="string">
            <text:p text:style-name="P2">fait</text:p>
          </table:table-cell>
        </table:table-row>
        <table:table-row>
          <table:table-cell table:style-name="Tableau1.A2" office:value-type="string">
            <text:p text:style-name="P5">Wireframes :</text:p>
            <text:p text:style-name="P6"><text:s text:c="2"/>* page principale x3</text:p>
            <text:p text:style-name="P6">* page produit x3</text:p>
          </table:table-cell>
          <table:table-cell table:style-name="Tableau1.A2" office:value-type="string">
            <text:p text:style-name="Table_20_Contents"/>
            <text:p text:style-name="P1">Nicolas</text:p>
            <text:p text:style-name="P1">Leila</text:p>
          </table:table-cell>
          <table:table-cell table:style-name="Tableau1.A2" office:value-type="string">
            <text:p text:style-name="P2">Avant jeudi 14h30</text:p>
          </table:table-cell>
          <table:table-cell table:style-name="Tableau1.D2" office:value-type="string">
            <text:p text:style-name="P12">fait</text:p>
          </table:table-cell>
        </table:table-row>
        <table:table-row>
          <table:table-cell table:style-name="Tableau1.A2" office:value-type="string">
            <text:p text:style-name="P5">UseCase</text:p>
          </table:table-cell>
          <table:table-cell table:style-name="Tableau1.A2" office:value-type="string">
            <text:p text:style-name="P1">Leila</text:p>
          </table:table-cell>
          <table:table-cell table:style-name="Tableau1.A2" office:value-type="string">
            <text:p text:style-name="P2">Avant jeudi 14h30</text:p>
          </table:table-cell>
          <table:table-cell table:style-name="Tableau1.D2" office:value-type="string">
            <text:p text:style-name="P2">En cours</text:p>
          </table:table-cell>
        </table:table-row>
        <table:table-row>
          <table:table-cell table:style-name="Tableau1.A2" office:value-type="string">
            <text:p text:style-name="P5">Header.php (materialize)</text:p>
          </table:table-cell>
          <table:table-cell table:style-name="Tableau1.A2" office:value-type="string">
            <text:p text:style-name="P1">Nicolas</text:p>
          </table:table-cell>
          <table:table-cell table:style-name="Tableau1.A2" office:value-type="string">
            <text:p text:style-name="P2">Avant jeudi 17h</text:p>
          </table:table-cell>
          <table:table-cell table:style-name="Tableau1.D2" office:value-type="string">
            <text:p text:style-name="P13">Manque css+font</text:p>
          </table:table-cell>
        </table:table-row>
        <table:table-row>
          <table:table-cell table:style-name="Tableau1.A2" office:value-type="string">
            <text:p text:style-name="P5">Footer.php (materialize)</text:p>
          </table:table-cell>
          <table:table-cell table:style-name="Tableau1.A2" office:value-type="string">
            <text:p text:style-name="P1">Leila</text:p>
          </table:table-cell>
          <table:table-cell table:style-name="Tableau1.A2" office:value-type="string">
            <text:p text:style-name="P2">Avant jeudi 17h</text:p>
          </table:table-cell>
          <table:table-cell table:style-name="Tableau1.D2" office:value-type="string">
            <text:p text:style-name="P13">Manque css</text:p>
          </table:table-cell>
        </table:table-row>
        <table:table-row>
          <table:table-cell table:style-name="Tableau1.A2" office:value-type="string">
            <text:p text:style-name="P5">2 pages produits – tableau associatif</text:p>
          </table:table-cell>
          <table:table-cell table:style-name="Tableau1.A2" office:value-type="string">
            <text:p text:style-name="P1">Nicolas</text:p>
          </table:table-cell>
          <table:table-cell table:style-name="Tableau1.A2" office:value-type="string">
            <text:p text:style-name="P2">Vendredi 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2 pages produits – <text:s/>tableau associatif </text:p>
          </table:table-cell>
          <table:table-cell table:style-name="Tableau1.A2" office:value-type="string">
            <text:p text:style-name="P1">Leila</text:p>
          </table:table-cell>
          <table:table-cell table:style-name="Tableau1.A2" office:value-type="string">
            <text:p text:style-name="P2">Vendredi</text:p>
          </table:table-cell>
          <table:table-cell table:style-name="Tableau1.D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P8">Plus : </text:p>
      <text:p text:style-name="P8"/>
      <text:p text:style-name="P9">- produits pour le site : <text:span text:style-name="T2">meubles designs</text:span></text:p>
      <text:p text:style-name="P9"/>
      <text:p text:style-name="P9">- couleur  pour le site : <text:span text:style-name="T2">gris foncé blanc </text:span></text:p>
      <text:p text:style-name="P9"/>
      <text:p text:style-name="P9"/>
      <text:p text:style-name="P8">Aide : </text:p>
      <text:p text:style-name="P8"/>
      <text:p text:style-name="P9">* wireframe : https://docs.google.com/drawings/d/1-3qnT5VJeyO45VWSvEfG13KWATFlsNyZfqx-M1gaCrE/edit?pli=1</text:p>
      <text:p text:style-name="P9"/>
      <text:p text:style-name="P9"/>
      <text:p text:style-name="P9">* UseCase : <text:a xlink:type="simple" xlink:href="https://creately.com/app/?tempID=gc7qvpsj1&amp;login_type=demo" text:style-name="Internet_20_link" text:visited-style-name="Visited_20_Internet_20_Link">https://creately.com/app/?tempID=gc7qvpsj1&amp;login_type=demo</text:a>#</text:p>
      <text:p text:style-name="P9"/>
      <text:p text:style-name="P9">* Includes : <text:a xlink:type="simple" xlink:href="https://openclassrooms.com/courses/concevez-votre-site-web-avec-php-et-mysql/inclure-des-portions-de-page-1" text:style-name="Internet_20_link" text:visited-style-name="Visited_20_Internet_20_Link">https://openclassrooms.com/courses/concevez-votre-site-web-avec-php-et-mysql/inclure-des-portions-de-page-1</text:a></text:p>
      <text:p text:style-name="P9"/>
      <text:p text:style-name="P9">* Tableau associatif : <text:s/><text:a xlink:type="simple" xlink:href="https://openclassrooms.com/courses/concevez-votre-site-web-avec-php-et-mysql/les-tableaux" text:style-name="Internet_20_link" text:visited-style-name="Visited_20_Internet_20_Link">https://openclassrooms.com/courses/concevez-votre-site-web-avec-php-et-mysql/les-tableaux</text:a></text:p>
      <text:p text:style-name="P9"/>
      <text:p text:style-name="P9"/>
      <text:p text:style-name="P9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03:40.730428123</meta:creation-date>
    <dc:date>2017-09-08T10:50:48.390333189</dc:date>
    <meta:editing-duration>PT21M37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47" meta:word-count="119" meta:character-count="998" meta:non-whitespace-character-count="910"/>
  </office:meta>
</office:document-meta>
</file>